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fo:font-size="12pt" style:text-underline-style="none" fo:font-weight="bold" style:font-size-asian="12pt" style:font-weight-asian="bold" style:font-size-complex="12pt" style:font-weight-complex="bold"/>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officeooo:rsid="00011f0a" officeooo:paragraph-rsid="00011f0a" style:font-style-asian="italic" style:font-style-complex="italic"/>
    </style:style>
    <style:style style:name="P12" style:family="paragraph" style:parent-style-name="Standard">
      <style:text-properties fo:font-style="italic" officeooo:rsid="0005dd3a" officeooo:paragraph-rsid="0005dd3a" style:font-style-asian="italic" style:font-style-complex="italic"/>
    </style:style>
    <style:style style:name="P13" style:family="paragraph" style:parent-style-name="Standard">
      <style:text-properties fo:font-style="italic" officeooo:rsid="000873f9" officeooo:paragraph-rsid="000873f9" style:font-style-asian="italic" style:font-style-complex="italic"/>
    </style:style>
    <style:style style:name="P14" style:family="paragraph" style:parent-style-name="Standard">
      <style:text-properties fo:font-style="italic" officeooo:rsid="000d11a2" officeooo:paragraph-rsid="000d11a2" style:font-style-asian="italic" style:font-style-complex="italic"/>
    </style:style>
    <style:style style:name="P15" style:family="paragraph" style:parent-style-name="Standard">
      <style:text-properties fo:font-style="italic" officeooo:rsid="000e21c4" officeooo:paragraph-rsid="000e21c4" style:font-style-asian="italic" style:font-style-complex="italic"/>
    </style:style>
    <style:style style:name="P16" style:family="paragraph" style:parent-style-name="Standard">
      <style:text-properties fo:font-style="italic" officeooo:rsid="000f1604" officeooo:paragraph-rsid="000f1604" style:font-style-asian="italic" style:font-style-complex="italic"/>
    </style:style>
    <style:style style:name="P17" style:family="paragraph" style:parent-style-name="Standard">
      <style:text-properties officeooo:paragraph-rsid="0005dd3a"/>
    </style:style>
    <style:style style:name="P18" style:family="paragraph" style:parent-style-name="Standard">
      <style:text-properties officeooo:paragraph-rsid="0006640d"/>
    </style:style>
    <style:style style:name="T1" style:family="text">
      <style:text-properties style:text-underline-style="solid" style:text-underline-width="auto" style:text-underline-color="font-color"/>
    </style:style>
    <style:style style:name="T2" style:family="text">
      <style:text-properties officeooo:rsid="00007179"/>
    </style:style>
    <style:style style:name="T3" style:family="text">
      <style:text-properties officeooo:rsid="00011f0a"/>
    </style:style>
    <style:style style:name="T4" style:family="text">
      <style:text-properties officeooo:rsid="000278e6"/>
    </style:style>
    <style:style style:name="T5" style:family="text">
      <style:text-properties officeooo:rsid="0005dd3a"/>
    </style:style>
    <style:style style:name="T6" style:family="text">
      <style:text-properties fo:font-style="italic" officeooo:rsid="0005dd3a" style:font-style-asian="italic" style:font-style-complex="italic"/>
    </style:style>
    <style:style style:name="T7" style:family="text">
      <style:text-properties fo:font-style="italic" officeooo:rsid="0006640d" style:font-style-asian="italic" style:font-style-complex="italic"/>
    </style:style>
    <style:style style:name="T8" style:family="text">
      <style:text-properties officeooo:rsid="0008aee3"/>
    </style:style>
    <style:style style:name="T9" style:family="text">
      <style:text-properties officeooo:rsid="000b8a79"/>
    </style:style>
    <style:style style:name="T10" style:family="text">
      <style:text-properties officeooo:rsid="000d08af"/>
    </style:style>
    <style:style style:name="T11" style:family="text">
      <style:text-properties officeooo:rsid="000faf9b"/>
    </style:style>
    <style:style style:name="T12" style:family="text">
      <style:text-properties officeooo:rsid="001167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text:p>
      <text:p text:style-name="P5"/>
      <text:list xml:id="list6559600013734689991" text:style-name="L1">
        <text:list-item>
          <text:p text:style-name="P8">Titel</text:p>
        </text:list-item>
        <text:list-item>
          <text:p text:style-name="P8">Beschreibung</text:p>
        </text:list-item>
        <text:list-item>
          <text:p text:style-name="P8">Genre</text:p>
          <text:p text:style-name="P8">3.1</text:p>
          <text:p text:style-name="P8">3.2</text:p>
        </text:list-item>
        <text:list-item>
          <text:p text:style-name="P8">Kamera</text:p>
        </text:list-item>
        <text:list-item>
          <text:p text:style-name="P8">Raum</text:p>
          <text:p text:style-name="P8">5.1 Möblierung</text:p>
          <text:p text:style-name="P8">5.2 Details</text:p>
        </text:list-item>
        <text:list-item>
          <text:p text:style-name="P8">Spielkarten</text:p>
        </text:list-item>
        <text:list-item>
          <text:p text:style-name="P8">Karteneffekte</text:p>
          <text:p text:style-name="P8">7.1 Sondereffekte</text:p>
        </text:list-item>
        <text:list-item>
          <text:p text:style-name="P8">Spielbrett</text:p>
        </text:list-item>
        <text:list-item>
          <text:p text:style-name="P8">Grundregeln</text:p>
        </text:list-item>
        <text:list-item>
          <text:p text:style-name="P8">„Nice to have“</text:p>
        </text:list-item>
        <text:list-item>
          <text:p text:style-name="P8">Credits</text:p>
        </text:list-item>
      </text:list>
      <text:p text:style-name="P5"/>
      <text:p text:style-name="P5"/>
      <text:p text:style-name="P3"><text:span text:style-name="T1">1. Titel:</text:span> Couching</text:p>
      <text:p text:style-name="P2"/>
      <text:p text:style-name="P2">2. Beschreibung:</text:p>
      <text:p text:style-name="P5"/>
      <text:p text:style-name="P5">An einem Freitag Abend, sitzen 2 Kerle im Wohnzimmer vor dem Fernseher. Einer auf der Couch und der Andere im Sessel. Beide haben sie kein Date und sind deswegen gelangweilt und extrem motiviert... nicht aufzustehen. Die Glotze ist aus und die Fernbedienung auf dem Tisch... genau mittig. „And what do we do now?“ „try to reach the remote... with... stuff. Whoever reaches the remote, decides what we r watching“</text:p>
      <text:p text:style-name="P5"/>
      <text:p text:style-name="P5">Nun müssen beide Spieler mit Gegenständen, die sie in Reichweite finden bzw. in der Ritze, versuchen die Fernbedienung zu sich zu bewegen.</text:p>
      <text:p text:style-name="P5"/>
      <text:p text:style-name="P2">3. Genre:</text:p>
      <text:p text:style-name="P5"/>
      <text:p text:style-name="P5">Kartenspiel </text:p>
      <text:p text:style-name="P5"/>
      <text:p text:style-name="P2">3.1 Win Bedingung:</text:p>
      <text:p text:style-name="P5"/>
      <text:p text:style-name="P5">-Spieler schafft es vor Gegenspieler die Fernbedienung an sich zu nehmen.</text:p>
      <text:p text:style-name="P5"/>
      <text:p text:style-name="P4">3.2 Game Over Bedingungen für Beide:</text:p>
      <text:p text:style-name="P5"/>
      <text:p text:style-name="P5">-Fernbedienung fällt auf den Boden</text:p>
      <text:p text:style-name="P5">-Fernseher wird durch Nokia zerstört</text:p>
      <text:p text:style-name="P5"/>
      <text:p text:style-name="P2">4. Kamera:</text:p>
      <text:p text:style-name="P5"/>
      <text:p text:style-name="P5">3D Ansicht des Raumes, Ego-Perspektive</text:p>
      <text:p text:style-name="P5"/>
      <text:p text:style-name="P2">5. Raum:</text:p>
      <text:p text:style-name="P5"><text:soft-page-break/></text:p>
      <text:p text:style-name="P6">5.1 Möblierung</text:p>
      <text:p text:style-name="P5"/>
      <text:p text:style-name="P5">Couch/Sofa</text:p>
      <text:p text:style-name="P5">Sessel</text:p>
      <text:p text:style-name="P5">Tisch</text:p>
      <text:p text:style-name="P5">Teppich</text:p>
      <text:p text:style-name="P5">Fenster</text:p>
      <text:p text:style-name="P5">Tür</text:p>
      <text:p text:style-name="P5"/>
      <text:p text:style-name="P6">5.2 Details</text:p>
      <text:p text:style-name="P5"/>
      <text:p text:style-name="P5">Fernbedienung</text:p>
      <text:p text:style-name="P5">Bilder an der Wand</text:p>
      <text:p text:style-name="Standard">Zimmerpflanzen</text:p>
      <text:p text:style-name="Standard">überfüllter Mülleimer</text:p>
      <text:p text:style-name="Standard">Kratzbaum</text:p>
      <text:p text:style-name="Standard">Stereoanlage</text:p>
      <text:p text:style-name="Standard">Playstation/N64</text:p>
      <text:p text:style-name="Standard">Aschenbecher</text:p>
      <text:p text:style-name="Standard">Zigaretten</text:p>
      <text:p text:style-name="Standard">Deckenlampe</text:p>
      <text:p text:style-name="Standard">Lavalampe</text:p>
      <text:p text:style-name="Standard">Fenster</text:p>
      <text:p text:style-name="Standard">Schwarzlichtlampe</text:p>
      <text:p text:style-name="P5">hängendes Regal an der Wand mit Büchern</text:p>
      <text:p text:style-name="P5"/>
      <text:p text:style-name="P2">6. Spielkarten:</text:p>
      <text:p text:style-name="Standard"/>
      <text:p text:style-name="P1">Banane an Schnur</text:p>
      <text:p text:style-name="Standard"/>
      <text:p text:style-name="P16">Die Angel des armen Mannes.</text:p>
      <text:p text:style-name="Standard">1-5 FB bewegt sich 3 Felder zum Spieler</text:p>
      <text:p text:style-name="Standard">6-10 trifft Gegner und muss eine Runde aussetzen</text:p>
      <text:p text:style-name="Standard"/>
      <text:p text:style-name="P1">Telekinese</text:p>
      <text:p text:style-name="Standard"/>
      <text:p text:style-name="P15">Nutze die übermenschliche Macht der Faulheit, um Wunder zu vollbringen.</text:p>
      <text:p text:style-name="Standard">1-5 Fehlschlag, heiße Luft (Pups)</text:p>
      <text:p text:style-name="Standard">6-7 FB wird zu Gegenspieler bewegt</text:p>
      <text:p text:style-name="Standard">8-10 FB wird zu dir bewegt</text:p>
      <text:p text:style-name="Standard"/>
      <text:p text:style-name="P1">Hufeisenmagnet</text:p>
      <text:p text:style-name="Standard"/>
      <text:p text:style-name="P14">Altmodisch aber wirksam.</text:p>
      <text:p text:style-name="Standard"><text:span text:style-name="T11">B</text:span>ewegt FB um 1 Feld zum Spieler</text:p>
      <text:p text:style-name="Standard"/>
      <text:p text:style-name="P1">Angel</text:p>
      <text:p text:style-name="Standard"/>
      <text:p text:style-name="P14">Nicht nur zum Fischen von Fischen gut.</text:p>
      <text:p text:style-name="Standard">1-3 FB wird zum Spieler bewegt</text:p>
      <text:p text:style-name="Standard">4-6 Angelhaken trifft Gegenspieler, der eine Runde aussetzten muss, weil er den Haken aus der</text:p>
      <text:p text:style-name="Standard"><text:soft-page-break/>7-8 Angel trifft im Raum zufällig einen Gegenstand. Spieler zieht eine Karte.</text:p>
      <text:p text:style-name="Standard">9-10 nichts passiert</text:p>
      <text:p text:style-name="Standard"/>
      <text:p text:style-name="P1">Tractor Beam</text:p>
      <text:p text:style-name="Standard"/>
      <text:p text:style-name="P11">Keine <text:span text:style-name="T9">A</text:span>hnung, <text:span text:style-name="T12">wie das hier gelandet ist...</text:span></text:p>
      <text:p text:style-name="Standard">FB bewegt sich um 2 Felder zum Spieler hin, allerdings muss er dafür eine Runde aussetzen, weil er eine Analsonde bekommen hat.</text:p>
      <text:p text:style-name="Standard"/>
      <text:p text:style-name="P1">Leckerli (Chips)</text:p>
      <text:p text:style-name="Standard"/>
      <text:p text:style-name="P10"><text:span text:style-name="T3">L</text:span>ock<text:span text:style-name="T3">e</text:span> <text:span text:style-name="T3">den </text:span>Hund <text:span text:style-name="T4">mit diesem vorzüglichen Leckerli</text:span> an.</text:p>
      <text:p text:style-name="Standard">1-2 Hund stößt an Tisch FB wird um 1 Feld zum Spieler bewegt</text:p>
      <text:p text:style-name="Standard">3-8 Hund holt für das Leckerli einen zufälligen Gegenstand aus dem Raum. Ziehe eine Karte</text:p>
      <text:p text:style-name="Standard">9-10 Nichts passiert</text:p>
      <text:p text:style-name="Standard"/>
      <text:p text:style-name="P1"><text:span text:style-name="T2">Le</text:span>iche im Keller</text:p>
      <text:p text:style-name="Standard"/>
      <text:p text:style-name="P10">Die Nachbarn drehen „leicht“ am Rad und die Bude wackelt.</text:p>
      <text:p text:style-name="Standard">1-5 FB wird zum Spieler bewegt</text:p>
      <text:p text:style-name="Standard">6-10 FB wird zum Gegenspieler bewegt</text:p>
      <text:p text:style-name="Standard"/>
      <text:p text:style-name="P1">CD/Buch</text:p>
      <text:p text:style-name="Standard"/>
      <text:p text:style-name="P17"><text:span text:style-name="T6">Wer braucht schon CDs, wenn man damit auch die Kontrolle über den Fernseher bekommen kann?</text:span></text:p>
      <text:p text:style-name="Standard">1-5 Gegner wird von Gegenstand getroffen und muss eine Runde aussetzen.</text:p>
      <text:p text:style-name="Standard">6-10 Gegenstand verfehlt.</text:p>
      <text:p text:style-name="Standard"/>
      <text:p text:style-name="P1">Säge</text:p>
      <text:p text:style-name="Standard"/>
      <text:p text:style-name="P12">Einen so großen Tisch braucht man doch garnicht, oder?</text:p>
      <text:p text:style-name="Standard">1-6 Die Aktion glückt.</text:p>
      <text:p text:style-name="Standard">7-10 Der Spieler sägt sich selbst in den Arm und muss eine Runde aussetzen.</text:p>
      <text:p text:style-name="Standard"/>
      <text:p text:style-name="P1">Duc<text:span text:style-name="T5">t T</text:span>ape</text:p>
      <text:p text:style-name="Standard"/>
      <text:p text:style-name="P13">Klebt wie Hölle, unzerstörbar: Die perfekte Waffe!</text:p>
      <text:p text:style-name="Standard">1-4 <text:span text:style-name="T8">Repariert ggf. ein Felb beim Gegner</text:span></text:p>
      <text:p text:style-name="Standard">5-8 trifft nicht</text:p>
      <text:p text:style-name="Standard"><text:span text:style-name="T8">9-</text:span>10 Ducktape bleibt am Finger kleben, eine Runde aussetzen</text:p>
      <text:p text:style-name="Standard"/>
      <text:p text:style-name="P1">Nokia Handy</text:p>
      <text:p text:style-name="Standard"/>
      <text:p text:style-name="P12">Unzerstörbar! Was auch immer man damit trifft, ist garantiert kaputt.</text:p>
      <text:p text:style-name="Standard">1 Nokia trifft Fernseher... Jetzt hat das Ganze keinen Sinn mehr. Game Over</text:p>
      <text:p text:style-name="Standard">2-3 Nokia trifft Gegenspieler und wird ausgenockt. Gegner muss 2 Runden aussetzen.</text:p>
      <text:p text:style-name="Standard">4-10 Nokia trifft ins Leere bzw. es zerschellt was im Hintergrund.</text:p>
      <text:p text:style-name="Standard"/>
      <text:p text:style-name="P1">Einweg Handschuh</text:p>
      <text:p text:style-name="Standard"/>
      <text:p text:style-name="P18"><text:span text:style-name="T7">Fortgeschrittene Technologie zum Erhalten von nutzlosen Gegenständen.</text:span></text:p>
      <text:p text:style-name="Standard">Ziehe 2 Karten</text:p>
      <text:p text:style-name="Standard"><text:soft-page-break/></text:p>
      <text:p text:style-name="P2">7. Karteneffekte:</text:p>
      <text:p text:style-name="Standard"/>
      <text:p text:style-name="Standard">-FB bewegt sich zum Spieler/Gegenspieler</text:p>
      <text:p text:style-name="Standard">-nichts passsiert (bzw. Soundeffekt wird ausgelöst)</text:p>
      <text:p text:style-name="Standard">-noch eine Runde</text:p>
      <text:p text:style-name="Standard">-ziehe Karte/n</text:p>
      <text:p text:style-name="Standard"/>
      <text:p text:style-name="P1">sonder Effekte:</text:p>
      <text:p text:style-name="Standard"/>
      <text:p text:style-name="Standard">-Spielfeld bekommt ein Feld mehr/weniger</text:p>
      <text:p text:style-name="Standard">-Game Over</text:p>
      <text:p text:style-name="Standard"/>
      <text:p text:style-name="P2">8. Spielbrett</text:p>
      <text:p text:style-name="P7"/>
      <text:p text:style-name="P7">Das Spielbrett hat 11 Felder. 5 zu jedem Spieler hin und ein Spielfeld in der Mitte, auf der die Fernbedienung startet.</text:p>
      <text:p text:style-name="P7"/>
      <text:p text:style-name="P2">9. Grundregeln:</text:p>
      <text:p text:style-name="Standard"/>
      <text:p text:style-name="Standard">In der Mitte des Spielfeldes liegt die Fernbedienung, so dass in beide Richtungen 5 Felder zu sehen ist.</text:p>
      <text:p text:style-name="Standard"/>
      <text:p text:style-name="Standard">3 Startkarten bekommt jeder auf die Hand</text:p>
      <text:p text:style-name="Standard"/>
      <text:p text:style-name="Standard">Eine Karte pro Zug darf ausgespielt werden</text:p>
      <text:p text:style-name="Standard"/>
      <text:p text:style-name="Standard">Kartendeck ist Couch-/Sesselritze: Von dort wird gezogen, wenn keine Karten mehr auf der Hand sind.</text:p>
      <text:p text:style-name="Standard">„Couchgriff“ </text:p>
      <text:p text:style-name="Standard">1-7 2 Karten ziehen</text:p>
      <text:p text:style-name="Standard">8-9 Katze greift nach Spieler und kratzt die Hand. Spieler bekommt keine Karten.</text:p>
      <text:p text:style-name="Standard">10 Spieler hat Glück und findet mehr als sonst. Ziehe 3 Karten.</text:p>
      <text:p text:style-name="Standard"/>
      <text:p text:style-name="P2">10. „Nice to Have“</text:p>
      <text:p text:style-name="Standard"/>
      <text:p text:style-name="P1">Soundeffekte (15): </text:p>
      <text:p text:style-name="Standard"/>
      <text:p text:style-name="Standard">Telekinese – „telekinesesound“ oder Pups</text:p>
      <text:p text:style-name="Standard">Kreissäge – „Sägengeräusch“ oder Schrei</text:p>
      <text:p text:style-name="Standard">Banane an Schnürsenkel - „wurfgeräusch“ oder „(zer)matschgeräusch</text:p>
      <text:p text:style-name="Standard">Hufeisenmagnet – Magnetgeräusch?</text:p>
      <text:p text:style-name="Standard">Angel – „auswerf Geräusch“ , Schrei</text:p>
      <text:p text:style-name="Standard">Tractor Beam - „Alien Sound“ und ein „Ahhh Uhhh“</text:p>
      <text:p text:style-name="Standard">Leckerli – „Hundehächeln + Bellen“ und „Stoß an Tisch“</text:p>
      <text:p text:style-name="Standard">Laiche im Keller - „dumpfes Schreien und rütteln“ in der unteren Wohnung + Stoß an Tisch</text:p>
      <text:p text:style-name="Standard">CD/Buch - „wurfgeräusch“</text:p>
      <text:p text:style-name="Standard">Ducktape - „wurfgeräusch“ + „Klebebandgeräusch“</text:p>
      <text:p text:style-name="Standard">Nokia - „wurfgeräusch“ + Schrei + „Klirren“ des Fernsehers</text:p>
      <text:p text:style-name="Standard">Handschuh - „Dieser Handschuh riecht komisch“</text:p>
      <text:p text:style-name="Standard"/>
      <text:p text:style-name="P1">zusätzliche Anzeigen:</text:p>
      <text:p text:style-name="Standard"><text:soft-page-break/></text:p>
      <text:p text:style-name="Standard">Healthbar</text:p>
      <text:p text:style-name="Standard">PeeO'Meter</text:p>
      <text:p text:style-name="Standard"/>
      <text:p text:style-name="P1">zusätzliche Karten:</text:p>
      <text:p text:style-name="Standard"/>
      <text:p text:style-name="Standard">Die Fliege (Tier) – Nervt einen beliebigen Spieler und kann nur durch Wurfgegenstände „beseitigt“ werden.</text:p>
      <text:p text:style-name="Standard"/>
      <text:p text:style-name="P1">Kombinationskarten:</text:p>
      <text:p text:style-name="Standard"/>
      <text:p text:style-name="Standard">Schnürsenkel</text:p>
      <text:p text:style-name="Standard">Bong</text:p>
      <text:p text:style-name="Standard">Gras</text:p>
      <text:p text:style-name="Standard">Feuerzeug</text:p>
      <text:p text:style-name="Standard"/>
      <text:p text:style-name="P1">Sofort Sieg:</text:p>
      <text:p text:style-name="Standard"/>
      <text:p text:style-name="Standard">Bong (+Gras) +Feuerzeug</text:p>
      <text:p text:style-name="Standard"/>
      <text:p text:style-name="P1">Timebreaker:</text:p>
      <text:p text:style-name="Standard"/>
      <text:p text:style-name="Standard">Karten werden stärker nach zeit + 1 Auswirkungen</text:p>
      <text:p text:style-name="Standard">Portal Gun – Gewinner wird zufällig ausgewählt</text:p>
      <text:p text:style-name="Standard"/>
      <text:p text:style-name="Standard">Spielbrett auf 11x11 erweitern</text:p>
      <text:p text:style-name="Standard"/>
      <text:p text:style-name="Standard">(Schwierigkeitsgrade Wie viel liegt auf dem Tisch ?)</text:p>
      <text:p text:style-name="Standard"/>
      <text:p text:style-name="P1">Secrets:</text:p>
      <text:p text:style-name="Standard"/>
      <text:p text:style-name="Standard">1. Licht aus machen.</text:p>
      <text:p text:style-name="Standard">2. Schwarzlichtlampe an</text:p>
      <text:p text:style-name="Standard">3. An der Wand sieht man: „Du bist der Nächste“</text:p>
      <text:p text:style-name="Standard"/>
      <text:p text:style-name="P1">Achievments:</text:p>
      <text:p text:style-name="Standard"/>
      <text:p text:style-name="Standard">„Duuude how did u do that?“ „Dont know“... <text:s/>Bong (+ Gras) + Feuerzeug benutzt</text:p>
      <text:p text:style-name="Standard"/>
      <text:p text:style-name="Standard">„Tacooooo!“ Von der Katze totgekratzt</text:p>
      <text:p text:style-name="Standard"/>
      <text:p text:style-name="P1">Sound</text:p>
      <text:p text:style-name="Standard"/>
      <text:p text:style-name="Standard">telekines</text:p>
      <text:p text:style-name="Standard">säge</text:p>
      <text:p text:style-name="Standard">wurf</text:p>
      <text:p text:style-name="Standard">zermatsch</text:p>
      <text:p text:style-name="Standard">magnetgeräusch</text:p>
      <text:p text:style-name="Standard">auswerf</text:p>
      <text:p text:style-name="Standard">alien</text:p>
      <text:p text:style-name="Standard">Stoß an Tisch</text:p>
      <text:p text:style-name="Standard">Klebebandgeräusch</text:p>
      <text:p text:style-name="Standard"><text:soft-page-break/>Klirren des Fernsehers</text:p>
      <text:p text:style-name="Standard"/>
      <text:p text:style-name="P1">Monolog/Dialog</text:p>
      <text:p text:style-name="Standard"/>
      <text:p text:style-name="Standard">Schrei</text:p>
      <text:p text:style-name="Standard">dumpfes Schreien und rütteln</text:p>
      <text:p text:style-name="Standard">Ahh Uhhh</text:p>
      <text:p text:style-name="Standard">Hundehächeln</text:p>
      <text:p text:style-name="Standard">Der Handschuh riecht komisch</text:p>
      <text:p text:style-name="Standard"/>
      <text:p text:style-name="P2">11. Credits:</text:p>
      <text:p text:style-name="P5"/>
      <text:p text:style-name="P5">Niko – Game Design</text:p>
      <text:p text:style-name="P5">Benny – Texture Artist</text:p>
      <text:p text:style-name="P5">Tom – 3D Modeling/Artist</text:p>
      <text:p text:style-name="P5">Svenjy – Coderin/Programm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j Schöppler</meta:initial-creator>
    <meta:creation-date>2015-01-23T20:02:23.53</meta:creation-date>
    <dc:date>2015-01-24T14:17:57.544000000</dc:date>
    <meta:editing-duration>PT12H59M48S</meta:editing-duration>
    <meta:editing-cycles>37</meta:editing-cycles>
    <meta:generator>LibreOffice/4.1.1.2$Windows_x86 LibreOffice_project/7e4286b58adc75a14f6d83f53a03b6c11fa2903</meta:generator>
    <meta:document-statistic meta:table-count="0" meta:image-count="0" meta:object-count="0" meta:page-count="6" meta:paragraph-count="184" meta:word-count="906" meta:character-count="5823" meta:non-whitespace-character-count="5097"/>
  </office:meta>
</office:document-meta>
</file>